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key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atriz de confusão</text:p>
          </table:table-cell>
          <table:covered-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Indice rand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0.4967584024740447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25:02.2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25:32.497000000</dc:date>
    <meta:editing-duration>PT1M</meta:editing-duration>
    <meta:editing-cycles>2</meta:editing-cycles>
    <meta:generator>LibreOffice/6.1.4.2$Windows_X86_64 LibreOffice_project/9d0f32d1f0b509096fd65e0d4bec26ddd1938fd3</meta:generator>
    <meta:document-statistic meta:table-count="1" meta:cell-count="67" meta:object-count="0"/>
  </office:meta>
</office:document-meta>
</file>